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69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69"><text:tab/>ld a,(y)</text:p>
      <text:p text:style-name="P69"><text:tab/>cp 150</text:p>
      <text:p text:style-name="P69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69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70">resetdragon</text:p>
      <text:p text:style-name="P70"><text:tab/>xor a</text:p>
      <text:p text:style-name="P69"><text:s/><text:tab/>ld (breathingfire),a</text:p>
      <text:p text:style-name="P69"><text:tab/>jr printneck</text:p>
      <text:p text:style-name="P3"/>
      <text:p text:style-name="P70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70">printneck</text:p>
      <text:p text:style-name="P70"><text:tab/>ld (ix+movefrm),111</text:p>
      <text:p text:style-name="P3"/>
      <text:p text:style-name="P69"><text:tab/>call flyback</text:p>
      <text:p text:style-name="P69"><text:tab/>ld b,1</text:p>
      <text:p text:style-name="P70">dragonneck</text:p>
      <text:p text:style-name="P70"><text:tab/>call findnecky</text:p>
      <text:p text:style-name="P69"><text:tab/>neg</text:p>
      <text:p text:style-name="P69"><text:tab/>add a,(ix+origy)</text:p>
      <text:p text:style-name="P69"><text:tab/>ld (ix+movey),a</text:p>
      <text:p text:style-name="P69"><text:tab/>ld a,b</text:p>
      <text:p text:style-name="P69"><text:tab/>neg</text:p>
      <text:p text:style-name="P69"><text:tab/>add a,77</text:p>
      <text:p text:style-name="P69"><text:tab/>ld (ix+movex),a</text:p>
      <text:p text:style-name="P71"><text:tab/>push bc</text:p>
      <text:p text:style-name="P69"><text:tab/>call printmoving</text:p>
      <text:p text:style-name="P71"><text:tab/>pop bc</text:p>
      <text:p text:style-name="P69"><text:tab/>inc b</text:p>
      <text:p text:style-name="P3"/>
      <text:p text:style-name="P69"><text:tab/>ld a,b</text:p>
      <text:p text:style-name="P69"><text:tab/>cp 7</text:p>
      <text:p text:style-name="P69"><text:tab/>jr nz,dragonneck</text:p>
      <text:p text:style-name="P3"/>
      <text:p text:style-name="P70">printdragonhead</text:p>
      <text:p text:style-name="P70"><text:tab/>ld a,(ix+oldmovex)</text:p>
      <text:p text:style-name="P69"><text:tab/>neg</text:p>
      <text:p text:style-name="P69"><text:tab/>add a,(ix+origy)</text:p>
      <text:p text:style-name="P69"><text:tab/>ld (ix+movey),a</text:p>
      <text:p text:style-name="P69"><text:tab/>ld (ix+movex),68</text:p>
      <text:p text:style-name="P69"><text:tab/>ld a,(breathingfire)</text:p>
      <text:p text:style-name="P69"><text:tab/>dec a</text:p>
      <text:p text:style-name="P69"><text:tab/>cp 16</text:p>
      <text:p text:style-name="P69"><text:tab/>ld a,109</text:p>
      <text:p text:style-name="P69"><text:tab/>adc a,0</text:p>
      <text:p text:style-name="P69"><text:tab/>ld (ix+movefrm),a</text:p>
      <text:p text:style-name="P69"><text:tab/>jp printmoving</text:p>
      <text:p text:style-name="P3"><text:tab/></text:p>
      <text:p text:style-name="P70">findnecky</text:p>
      <text:p text:style-name="P70"><text:soft-page-break/><text:tab/>ld a,b</text:p>
      <text:p text:style-name="P69"><text:tab/>and a</text:p>
      <text:p text:style-name="P69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70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69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49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09T14:21:05.960293267</dc:date>
    <meta:editing-duration>P3DT10H31M48S</meta:editing-duration>
    <meta:editing-cycles>243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